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29d" officeooo:paragraph-rsid="001e429d"/>
    </style:style>
    <style:style style:name="P2" style:family="paragraph" style:parent-style-name="Standard">
      <style:text-properties officeooo:rsid="001fa3c9" officeooo:paragraph-rsid="001fa3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3</text:p>
      <text:p text:style-name="P1"/>
      <text:p text:style-name="P1">sample output with depth 3</text:p>
      <text:p text:style-name="P1"/>
      <text:p text:style-name="P1">vulgaris@vulgaris:~/Documents/OS/LAB7$ ./test5 3</text:p>
      <text:p text:style-name="P1">Thread tree: 140357572433664 140357564040960 140357547255552 <text:s/>140357316638464</text:p>
      <text:p text:style-name="P1">Thread tree: 140357572433664 140357564040960 140357547255552 <text:s/>140357291460352</text:p>
      <text:p text:style-name="P1">Thread tree: 140357572433664 140357555648256 140357538862848 <text:s/>140357299853056</text:p>
      <text:p text:style-name="P1">Thread tree: 140357572433664 140357555648256 140357538862848 <text:s/>140357274674944</text:p>
      <text:p text:style-name="P1">Thread tree: 140357572433664 140357564040960 140357530470144 <text:s/>140357308245760</text:p>
      <text:p text:style-name="P1">Thread tree: 140357572433664 140357564040960 140357530470144 <text:s/>140357266282240</text:p>
      <text:p text:style-name="P1">Thread tree: 140357572433664 140357555648256 140357182420736 <text:s/>140357283067648</text:p>
      <text:p text:style-name="P1">Thread tree: 140357572433664 140357555648256 140357182420736 <text:s/>140357174028032</text:p>
      <text:p text:style-name="P1"/>
      <text:p text:style-name="P2">with 5</text:p>
      <text:p text:style-name="P2">vulgaris@vulgaris:~/Documents/OS/LAB7$ ./test5 5</text:p>
      <text:p text:style-name="P2">Thread tree: 140663186749184 140663178356480 140663161571072 140662930405120 140662888441600 <text:s/>140662234138368</text:p>
      <text:p text:style-name="P2">Thread tree: 140663186749184 140663178356480 140663161571072 140662930405120 140662888441600 <text:s/>140661915379456</text:p>
      <text:p text:style-name="P2">Thread tree: 140663186749184 140663178356480 140663161571072 140662930405120 140662250923776 <text:s/>140661890201344</text:p>
      <text:p text:style-name="P2">Thread tree: 140663186749184 140663169963776 140663153178368 140662787794688 140662745831168 <text:s/>140661873415936</text:p>
      <text:p text:style-name="P2">Thread tree: 140663186749184 140663169963776 140663153178368 140662913619712 140662771009280 <text:s/>140662208960256</text:p>
      <text:p text:style-name="P2">Thread tree: 140663186749184 140663178356480 140663144785664 140662896834304 140662762616576 <text:s/>140661881808640</text:p>
      <text:p text:style-name="P2">Thread tree: 140663186749184 140663178356480 140663144785664 140662779401984 140662259316480 <text:s/>140661823059712</text:p>
      <text:p text:style-name="P2">Thread tree: 140663186749184 140663178356480 140663161571072 140662905227008 140662880048896 <text:s/>140661848237824</text:p>
      <text:p text:style-name="P2">Thread tree: 140663186749184 140663169963776 140662922012416 140662796187392 140662242531072 <text:s/>140661856630528</text:p>
      <text:p text:style-name="P2">Thread tree: 140663186749184 140663169963776 140663153178368 140662787794688 140661898594048 <text:s/>140661814667008</text:p>
      <text:p text:style-name="P2">Thread tree: 140663186749184 140663169963776 140663153178368 140662787794688 140662745831168 <text:s/>140661714052864</text:p>
      <text:p text:style-name="P2">Thread tree: 140663186749184 140663169963776 140663153178368 140662913619712 140662217352960 <text:s/>140661839845120</text:p>
      <text:p text:style-name="P2">Thread tree: 140663186749184 140663178356480 140663144785664 140662896834304 140662225745664 <text:s/>140661705660160</text:p>
      <text:p text:style-name="P2">Thread tree: 140663186749184 140663178356480 140663161571072 140662930405120 140662250923776 <text:s/>140661697267456</text:p>
      <text:p text:style-name="P2">Thread tree: 140663186749184 140663169963776 140663153178368 140662913619712 140662771009280 <text:s/>140661688874752</text:p>
      <text:p text:style-name="P2">Thread tree: 140663186749184 140663178356480 140663161571072 140662905227008 140662880048896 <text:s/>140660782921472</text:p>
      <text:p text:style-name="P2">Thread tree: 140663186749184 140663178356480 140663161571072 140662905227008 140661906986752 <text:s/>140661722445568</text:p>
      <text:p text:style-name="P2">Thread tree: 140663186749184 140663178356480 140663144785664 140662896834304 140662762616576 <text:s/>140661680482048</text:p>
      <text:p text:style-name="P2"><text:soft-page-break/>Thread tree: 140663186749184 140663178356480 140663144785664 140662779401984 140662259316480 <text:s/>140661672089344</text:p>
      <text:p text:style-name="P2">Thread tree: 140663186749184 140663169963776 140662922012416 140662796187392 140662242531072 <text:s/>140660766136064</text:p>
      <text:p text:style-name="P2">Thread tree: 140663186749184 140663178356480 140663144785664 140662896834304 140662225745664 <text:s/>140660749350656</text:p>
      <text:p text:style-name="P2">Thread tree: 140663186749184 140663169963776 140663153178368 140662787794688 140661898594048 <text:s/>140660774528768</text:p>
      <text:p text:style-name="P2">Thread tree: 140663186749184 140663169963776 140662922012416 140662796187392 140661923772160 <text:s/>140661806274304</text:p>
      <text:p text:style-name="P2">Thread tree: 140663186749184 140663169963776 140663153178368 140662913619712 140662217352960 <text:s/>140660724172544</text:p>
      <text:p text:style-name="P2">Thread tree: 140663186749184 140663169963776 140662922012416 140662754223872 140661865023232 <text:s/>140660740957952</text:p>
      <text:p text:style-name="P2">Thread tree: 140663186749184 140663178356480 140663161571072 140662905227008 140661906986752 <text:s/>140660715779840</text:p>
      <text:p text:style-name="P2">Thread tree: 140663186749184 140663169963776 140662922012416 140662796187392 140661923772160 <text:s/>140660707387136</text:p>
      <text:p text:style-name="P2">Thread tree: 140663186749184 140663178356480 140663144785664 140662779401984 140661831452416 <text:s/>140660732565248</text:p>
      <text:p text:style-name="P2">Thread tree: 140663186749184 140663169963776 140662922012416 140662754223872 140661865023232 <text:s/>140660690601728</text:p>
      <text:p text:style-name="P2">Thread tree: 140663186749184 140663178356480 140663144785664 140662779401984 140661831452416 <text:s/>140660682209024</text:p>
      <text:p text:style-name="P2">Thread tree: 140663186749184 140663169963776 140662922012416 140662754223872 140660757743360 <text:s/>140660698994432</text:p>
      <text:p text:style-name="P2">Thread tree: 140663186749184 140663169963776 140662922012416 140662754223872 140660757743360 <text:s/>1406606738163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21:52.561412793</meta:creation-date>
    <dc:date>2018-11-26T17:29:36.012691433</dc:date>
    <meta:editing-duration>PT7M43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45" meta:word-count="318" meta:character-count="4235" meta:non-whitespace-character-count="3922"/>
  </office:meta>
</office:document-meta>
</file>